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83cm"/>
    </style:style>
    <style:style style:name="co2" style:family="table-column">
      <style:table-column-properties fo:break-before="auto" style:column-width="5.906cm"/>
    </style:style>
    <style:style style:name="co3" style:family="table-column">
      <style:table-column-properties fo:break-before="auto" style:column-width="5.64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277cm" fo:break-before="auto" style:use-optimal-row-height="true"/>
    </style:style>
    <style:style style:name="ro2" style:family="table-row">
      <style:table-row-properties style:row-height="1.686cm" fo:break-before="auto" style:use-optimal-row-height="true"/>
    </style:style>
    <style:style style:name="ro3" style:family="table-row">
      <style:table-row-properties style:row-height="0.868cm" fo:break-before="auto" style:use-optimal-row-height="true"/>
    </style:style>
    <style:style style:name="ro4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table:style-name="ce1" office:value-type="string" calcext:value-type="string">
            <text:p>Test Date</text:p>
          </table:table-cell>
          <table:table-cell table:style-name="ce3" office:value-type="string" calcext:value-type="string">
            <text:p>Required Functionality </text:p>
          </table:table-cell>
          <table:table-cell table:style-name="ce3" office:value-type="string" calcext:value-type="string">
            <text:p>Modifications Mad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e LoginFrame is displayed when a client connects to the serv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 LoginFrame remains in view until the user has entered correct login detail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he frame is updated to either AdminHomeFrame or StudentHomeFrame depending on the us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 student user is able to click a 'Start Quiz' button which takes them to the WaitingFra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 admin user is able to see connected students on the AdminHomeFram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n admin user is able select and start a Quiz from their home frame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 DisplayQuestion screen contains a countdown timer displaying how long the user has left to commit an answer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licking on an AnswerButton in the DisplayQuestion screen creates an AnswerResponse objec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Clicking on an AnswerButton takes the user to a ResultsFra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 ResultsFrame displays a LeaderBoard containing all connected student users scor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 LeaderBoard on the ResultsFrame updates as clients answer question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 admin user is able to see an updating LeaderBoard based on student reponses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fter quiz completion a FinalResultsFrame is displayed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he FinalResulFrame displays a final LeaderBoar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 FinaResultsFrame contains a button which takes users back to their HomeFrame</text:p>
          </table:table-cell>
          <table:table-cell table:number-columns-repeated="1022"/>
        </table:table-row>
        <table:table-row table:style-name="ro4" table:number-rows-repeated="104855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el Farmer</meta:initial-creator>
    <meta:creation-date>2014-03-24T09:22:47.869195116</meta:creation-date>
    <dc:date>2014-03-24T09:54:20.643775204</dc:date>
    <dc:creator>Samuel Farmer</dc:creator>
    <meta:editing-duration>P0D</meta:editing-duration>
    <meta:editing-cycles>1</meta:editing-cycles>
    <meta:generator>LibreOffice/4.1.3.2$Linux_X86_64 LibreOffice_project/70feb7d99726f064edab4605a8ab840c50ec57a</meta:generator>
    <meta:document-statistic meta:table-count="1" meta:cell-count="18" meta:object-count="0"/>
  </office:meta>
</office:document-meta>
</file>